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afd87"/>
    </style:style>
    <style:style style:name="T2" style:family="text">
      <style:text-properties officeooo:rsid="000b5887"/>
    </style:style>
    <style:style style:name="T3" style:family="text">
      <style:text-properties officeooo:rsid="000c0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add – 创建用户 -m属性在穿件用户的时候为期分配密码<text:span text:style-name="T1">(整体等同于adduser命令)</text:span></text:p>
      <text:p text:style-name="Standard">passwd – 为用户设定密码或者为用户更改密码</text:p>
      <text:p text:style-name="Standard">kill / <text:span text:style-name="T2">top:在top中查询的进程的PID，我们可以采用kill杀死，和任务管理器的强行中端任务是一个意思</text:span></text:p>
      <text:p text:style-name="Standard">date:校准和查询系统的时间<text:span text:style-name="T3">，校准系统的时间的时候我们不改年，按照月日时分个两位的数串修改</text:span></text:p>
      <text:p text:style-name="Standard">bc – 小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0:11:21.922700589</meta:creation-date>
    <meta:generator>LibreOffice/5.1.4.2$Linux_X86_64 LibreOffice_project/10m0$Build-2</meta:generator>
    <dc:date>2017-02-24T20:14:59.135958058</dc:date>
    <meta:editing-duration>PT3M36S</meta:editing-duration>
    <meta:editing-cycles>4</meta:editing-cycles>
    <meta:document-statistic meta:table-count="0" meta:image-count="0" meta:object-count="0" meta:page-count="1" meta:paragraph-count="5" meta:word-count="136" meta:character-count="189" meta:non-whitespace-character-count="180"/>
  </office:meta>
</office:document-meta>
</file>